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#ffff00"/>
    </style:style>
    <style:style style:name="P2" style:family="paragraph" style:parent-style-name="Standard">
      <style:text-properties fo:background-color="transparent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0000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What part of the Kubernetes cluster does the API run on? </text:p>
      <text:p text:style-name="Standard"/>
      <text:p text:style-name="Standard">Node </text:p>
      <text:p text:style-name="Standard">Service </text:p>
      <text:p text:style-name="Standard">Ingress </text:p>
      <text:p text:style-name="P1">Master </text:p>
      <text:p text:style-name="Standard"/>
      <text:p text:style-name="Standard">What is the name of the resource needed in order to expose ports that are listening on your containers within your pods? </text:p>
      <text:p text:style-name="Standard"/>
      <text:p text:style-name="Standard">Registry </text:p>
      <text:p text:style-name="Standard">Master </text:p>
      <text:p text:style-name="Standard">AddOns </text:p>
      <text:p text:style-name="P1">Service </text:p>
      <text:p text:style-name="P1"/>
      <text:p text:style-name="P2">What is the command to get information about running Pods? </text:p>
      <text:p text:style-name="P1"/>
      <text:p text:style-name="P2">kubectl list </text:p>
      <text:p text:style-name="Standard">kubectl get nodes </text:p>
      <text:p text:style-name="Standard">kubecttl get pods </text:p>
      <text:p text:style-name="P1">kubectl describe pods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20-09-02T21:01:06.656000000</dc:date>
    <meta:editing-duration>PT3M22S</meta:editing-duration>
    <meta:editing-cycles>1</meta:editing-cycles>
    <meta:document-statistic meta:table-count="0" meta:image-count="0" meta:object-count="0" meta:page-count="1" meta:paragraph-count="15" meta:word-count="62" meta:character-count="367" meta:non-whitespace-character-count="305"/>
  </office:meta>
</office:document-meta>
</file>